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erkrankt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e beleuchtet. Stühle sind in drei Reihen, unterbrochen durch einen freien Mittelgang, angeordnet.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sehr gefreut und sich mit Frieder unterhalten. Interessanterweise hat Frieder anders reagiert als er selber. Er scheint Anke ganz gerne zu mögen. Vor dem Publikum, der Raum ist voll, reibt sich Peter die Hände. </text:p>
      <text:p text:style-name="P2"/>
      <text:p text:style-name="P2">„So“, sagt er. „Schön, dass ihr alle hier seid. Ich sehe viele bekannte Gesichter, aber auch ein paar <text:soft-page-break/>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 Wasser.</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sonstigen Zuhörer schweifen. 'Das ist immer ein komisches Gefühl', denkt er. 'Man taxiert sich so und will hören, wer schlau ist.'</text:p>
      <text:p text:style-name="P2">Ein junges Mädchen aus dem andere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Peter antwortet:</text:p>
      <text:p text:style-name="P2">„Ja. Man könnte jetzt in die Details gehen und sagen: es gibt auch Flugzeuge, die deiner Definition entsprechen, richtig?“</text:p>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Stille. Thomal überlegt. Er denkt, dass man dann vieles ausschließen muss, wenn die Definition von Matuschek stimmt. Das ist fast ein vergebliches unterfangen. Das ist wie in der Mengenlehre, denkt er. <text:s/>Wäre ein Mondfahrzeug ein Auto? <text:s/>Dann kommt ihm ein Gedanke und er fasst sich ein Herz: „Wege oder Straßen oder Erde!“, sagt er.</text:p>
      <text:p text:style-name="P2">„Richtig!“, sagt Peter. „Sowie die Luft zum Flugzeug und ein Flugplatz.“</text:p>
      <text:p text:style-name="P2">„Oder wie das Wasser zum Amphibien-Fahrzeug!“, sagt Frieder.</text:p>
      <text:p text:style-name="P2"><text:soft-page-break/>„Ich habe auch eine Idee“, sagt Anke.</text:p>
      <text:p text:style-name="P2">„Ja, nur zu!“, sagt Peter.</text:p>
      <text:p text:style-name="P2">„Also wenn es Straßen gibt und das Auto die Straßen nützt, dann müssen zum Auto auch die Menschen oder Orte gehören, die mit dem Auto verbunden werden. Oder nicht?“</text:p>
      <text:p text:style-name="P2">Wieder ist Schweigen. „Das ist doch jetzt übertrieben“, sagt Matuschek.</text:p>
      <text:p text:style-name="P2">„Findest du?“, fragt Peter. </text:p>
      <text:p text:style-name="P2">Frieder sagt: „Ich glaube, dass Anke recht hat. Also das Auto wurde doch zu diesem Zweck erfunden!“</text:p>
      <text:p text:style-name="P2"/>
      <text:p text:style-name="P2">„Ahaaa“, ruft Peter.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Thomal lässt das Gesagte absacken, dann: „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Ja“, sagt Peter, „ich glaube, dass du etwas Wahres sagst, aber:“, er hebt den Arm und den Zeigefinger und muss erneut sehr laut husten.</text:p>
      <text:p text:style-name="P2"/>
      <text:p text:style-name="P2">„Oh Mann!“, sagt Matuschek.</text:p>
      <text:p text:style-name="P2"/>
      <text:p text:style-name="P2">„Aber:“, sagt Peter erneut, als er sich ausgehustet hat. „ich würde sagen, dass die Definition von Matuschek richtig ist. Warum?“</text:p>
      <text:p text:style-name="P2"/>
      <text:p text:style-name="P2">„Siehste!“, sagt Matuschek zu Frieder.</text:p>
      <text:p text:style-name="P2"/>
      <text:p text:style-name="P2">Da sagt jemand aus dem rechten Flügel, den Thomal jetzt erst erkennt und als Michael vom gestrigen Spaziergang am Amphitheater einsortieren kann:</text:p>
      <text:p text:style-name="P2"/>
      <text:p text:style-name="P2">„Weil es so am einfachsten ist, da man das Auto sehen kann.“</text:p>
      <text:p text:style-name="P2"/>
      <text:p text:style-name="P2">„Korrekt“, ruft Peter. „Ein Analytiker würde sagen: das ist es. Man muss ein Auto aus seinen Teilen definieren. Genau so wie es Matuschek angedeutet hat. Aber ich würde sagen, es ist aus einem Vorgang entstanden, der sich nicht isolieren lässt. Versteht ihr, was ich meine? Ein Ingenieur bei Mercedes würde uns daher auch widersprechen. Er würde das Auto als bestehend aus diesen und jenen Mechaniken und der Elektronik begreifen.“</text:p>
      <text:p text:style-name="P2"/>
      <text:p text:style-name="P2">Wieder ist es Still und es ist fraglich, ob jeder mit der Aussage etwas anfangen kann. </text:p>
      <text:p text:style-name="P2"/>
      <text:p text:style-name="P2">Da meldet sich Thomal erneut zu Wort:</text:p>
      <text:p text:style-name="P2">„Wie aber sieht es mit einem Spiel aus!“, sagt er. „Wie kann man das definieren?“</text:p>
      <text:p text:style-name="P2"/>
      <text:p text:style-name="P2"><text:soft-page-break/>„Ohoo“, Peter macht ein theatralische Geste. „Ein Philosoph! Wisst ihr, dass sich schon viele Philosophen 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logisch.“</text:p>
      <text:p text:style-name="P2">„Ja?“, fragt Peter. „Vielleicht probiert ihr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Ok“, sagt Thomal. „Ein Spiel dient dazu, sich zu messen, als kann man Leistung direkt greifbar machen. Wie im Tennis, im Fußball im Schach etc. Es gibt immer einen Sieger. Das ist in der Politik nicht so.“</text:p>
      <text:p text:style-name="P2"/>
      <text:p text:style-name="P2">„Na quatsch“, sagt Michael. „Im Wahlkampf gibt es einen Sieger.“ </text:p>
      <text:p text:style-name="P2"/>
      <text:p text:style-name="P2">„Und im Krieg meist auch“, sagt Anke. </text:p>
      <text:p text:style-name="P2"/>
      <text:p text:style-name="P2">Das Mädchen links meldet sich erneut. Sie ist wohl ziemlich gescheit, denkt Thomal. </text:p>
      <text:p text:style-name="P2">„Wenn <text:s/>wir bei der Definition von Wittgenstein bleiben, dann können wir doch erstmal eine Liste von Spielen sammeln, oder was?“</text:p>
      <text:p text:style-name="P2"/>
      <text:p text:style-name="P2">„Hä?“, meint Thomal. „Das ist schon eine Definition von dem. Was willst du da noch machen?“, fragt er.</text:p>
      <text:p text:style-name="P2"/>
      <text:p text:style-name="P2">„Stimmt“, sagt Matuschek. „Da gibt’s jetzt nix mehr zu rütteln.“</text:p>
      <text:p text:style-name="P2"/>
      <text:p text:style-name="P2">„Das ist dann so wie in der Statistik oder so“, fährt das Mädchen fort. „Man sammelt und so weiter.“</text:p>
      <text:p text:style-name="P2"/>
      <text:p text:style-name="P2">„Das finde ich aber auch scheiße“, sagt Michael.</text:p>
      <text:p text:style-name="P2"/>
      <text:p text:style-name="P2">„Na, na.“ Peter hustet erneut. „Also junger Mann, was ist das für ein Ton.“</text:p>
      <text:p text:style-name="P2"/>
      <text:p text:style-name="P2">„Aber doch klar“, antwortet er. „So läuft doch heutzutage alles, oder nicht? Also man sammelt Daten. Wie in der Medizin. Studien haben gezeigt, dass Kaffee ungesund ist. Andere Studien zeigen aber, dass es nicht so ist. Die haben nämlich wieder andere Daten.“</text:p>
      <text:p text:style-name="P2"/>
      <text:p text:style-name="P2">„Mensch, Michael, da sagst du etwas Wahres.“, sagt Peter. </text:p>
      <text:p text:style-name="P2"/>
      <text:p text:style-name="P2">„Ein Spiel hat etwas mit den Menschen zu tun, es ist etwas Soziales“, sagt Anke. </text:p>
      <text:p text:style-name="P2"/>
      <text:p text:style-name="P2">„Wenn ich am Computer zocke, ist das dann auch etwas Soziales?“, fragt Frieder.</text:p>
      <text:p text:style-name="P2"/>
      <text:p text:style-name="P2">„Ja“, sagt Anke. „Sagen wir mal, dass du im Spiel Erdbeeren sammeln musst. Möglichst schnell.“</text:p>
      <text:p text:style-name="P2"/>
      <text:p text:style-name="P2"><text:soft-page-break/>Matuschek kichert. Er flüstert Thomal zu: „Glaube nicht, dass er Erdbeeren sammeln spielt.“</text:p>
      <text:p text:style-name="P2"/>
      <text:p text:style-name="P2">„Dann machst du das, weil du es schaffen möchtest. Vielleicht einen Rekord aufstellen usw.“</text:p>
      <text:p text:style-name="P2"/>
      <text:p text:style-name="P2">„Das muss ich aber nicht mit anderen machen. Kann ich alleine“, sagt Frieder.</text:p>
      <text:p text:style-name="P2"/>
      <text:p text:style-name="P2">„Trotzdem löst es bei dir etwas aus. Vielleicht probierst du es erneut, wenn es nicht funktioniert hat. Oder du hast es geschafft und bist stolz auf dich.“</text:p>
      <text:p text:style-name="P2"/>
      <text:p text:style-name="P2">„Das kann bei der beknackten Arbeit ebenso sein.“, sagt Michael. „Das ist auch sozial.“</text:p>
      <text:p text:style-name="P2"/>
      <text:p text:style-name="P2">Thomal sagt dann: „Ja, das stimmt. Ein Spiel löst etwas aus. Es löst in mir etwas aus, obwohl ich nicht weiß, ob es Kreativität ist. Wenn ich zum Beispiel verloren habe, obwohl ich das nicht gedacht hätte, bin ich enttäuscht. Ich möchte dann wissen, warum ich verloren habe.“</text:p>
      <text:p text:style-name="P2"/>
      <text:p text:style-name="P2">„Toll“, sagt Michael. „Schön auf Leistung getrimmt.“</text:p>
      <text:p text:style-name="P2"/>
      <text:p text:style-name="P2">„Nicht unbedingt. Es ist ja dann eine Art der Entwicklung. Ich passe mich an, überlege, warum es nicht klappt. Und dann versuche ich besser zu werden.“</text:p>
      <text:p text:style-name="P2"/>
      <text:p text:style-name="P2">„Aber man kann doch auch ohne Leistung etwas spielen“, sagt Michael. „Also nur, weil ich Freude an der Tätigkeit habe, egal ob ich gewinne oder verliere.“</text:p>
      <text:p text:style-name="P2"/>
      <text:p text:style-name="P2">„Das glaubst auch nur du“, sagt Matuschek laut. </text:p>
      <text:p text:style-name="P2"/>
      <text:p text:style-name="P2">„Was wir hier machen“, antwortet Michael dann. „Ist doch auch ein Spiel. Also: wer kommt am schnellsten auf die besten Ideen? Oder wer hat Freude am Mitdenken?“</text:p>
      <text:p text:style-name="P2"/>
      <text:p text:style-name="P2">„Oh“, Peter schaltet sich ein. „Das ist ein toller Gedanke, wie ich finde.“</text:p>
      <text:p text:style-name="P2">„Kann man denn Arbeit auch als Spiel betrachten?“</text:p>
      <text:p text:style-name="P2"/>
      <text:p text:style-name="P2">„Glaube schon“, sagt das Mädchen vom Flügel dann. „Wenn es einem doch Spaß macht, was man tut.“</text:p>
      <text:p text:style-name="P2"/>
      <text:p text:style-name="P2">„Sich Spiele auszudenken ist vielleicht auch ein Spiel“, sagt Anke.</text:p>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text:soft-page-break/>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text:soft-page-break/>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text:soft-page-break/>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text:soft-page-break/>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text:soft-page-break/>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text:soft-page-break/>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text:soft-page-break/>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text:soft-page-break/>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text:soft-page-break/>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text:soft-page-break/>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text:soft-page-break/>"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text:soft-page-break/>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text:soft-page-break/>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text:soft-page-break/>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6-11T17:11:58</dc:date>
    <dc:creator>Uwe Kirschenmann</dc:creator>
    <meta:editing-duration>P41DT20H57M57S</meta:editing-duration>
    <meta:editing-cycles>459</meta:editing-cycles>
    <meta:generator>OpenOffice/4.0.0$Unix OpenOffice.org_project/400m3$Build-9702</meta:generator>
    <meta:document-statistic meta:table-count="0" meta:image-count="0" meta:object-count="0" meta:page-count="72" meta:paragraph-count="1202" meta:word-count="35745" meta:character-count="217042"/>
  </office:meta>
</office:document-meta>
</file>